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244in"/>
    </style:style>
    <style:style style:name="co3" style:family="table-column">
      <style:table-column-properties fo:break-before="auto" style:column-width="1.824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Procedure</text:p>
          </table:table-cell>
          <table:table-cell office:value-type="string">
            <text:p>Completed By</text:p>
          </table:table-cell>
          <table:table-cell office:value-type="string">
            <text:p>Note</text:p>
          </table:table-cell>
        </table:table-row>
        <table:table-row table:style-name="ro1">
          <table:table-cell/>
          <table:table-cell office:value-type="string">
            <text:p>MSEAG Prepublication Check Workshe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pyright Agree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llustrations selec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ps selecte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30">04/30/2008</text:date>, <text:time>14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Dennis Drescher</meta:initial-creator>
    <meta:creation-date>2008-04-30T14:32:49</meta:creation-date>
    <dc:creator>Dennis Drescher</dc:creator>
    <dc:date>2008-04-30T14:42:31</dc:date>
    <meta:editing-cycles>2</meta:editing-cycles>
    <meta:editing-duration>PT7M24S</meta:editing-duration>
    <meta:user-defined meta:name="Info 1"/>
    <meta:user-defined meta:name="Info 2"/>
    <meta:user-defined meta:name="Info 3"/>
    <meta:user-defined meta:name="Info 4"/>
    <meta:document-statistic meta:table-count="3" meta:cell-count="8"/>
  </office:meta>
</office:document-meta>
</file>